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c9259c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cc5ae9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d9c746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ebc950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2" fo:font-size="11pt" officeooo:rsid="007c6763" officeooo:paragraph-rsid="00c917a0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c917a0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2" fo:font-size="11pt" officeooo:rsid="00b24973" officeooo:paragraph-rsid="00c917a0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Calibri2" fo:font-size="11pt" officeooo:rsid="00c7b2a2" officeooo:paragraph-rsid="00c7b2a2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Calibri2" fo:font-size="11pt" officeooo:rsid="00c38c5c" officeooo:paragraph-rsid="00c7b2a2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Calibri2" fo:font-size="11pt" officeooo:rsid="00c9259c" officeooo:paragraph-rsid="00ecd169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2" fo:font-size="11pt" officeooo:rsid="00ed38c4" officeooo:paragraph-rsid="00c7b2a2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Calibri2" fo:font-size="11pt" fo:font-weight="normal" officeooo:rsid="00c24765" officeooo:paragraph-rsid="00c73075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917a0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98f6e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ff4a4e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Calibri2" fo:font-size="11pt" fo:font-weight="normal" officeooo:rsid="00c38c5c" officeooo:paragraph-rsid="00c38c5c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paragraph-rsid="00c9259c"/>
    </style:style>
    <style:style style:name="P18" style:family="paragraph" style:parent-style-name="Horizontal_20_Line">
      <style:text-properties officeooo:paragraph-rsid="00ecd169"/>
    </style:style>
    <style:style style:name="P19" style:family="paragraph" style:parent-style-name="Heading_20_1">
      <style:paragraph-properties fo:text-align="center" style:justify-single-word="false"/>
      <style:text-properties style:font-name="Calibri2" fo:font-size="11pt" officeooo:paragraph-rsid="0074f94f" style:font-size-asian="11pt" style:font-size-complex="11pt"/>
    </style:style>
    <style:style style:name="P20" style:family="paragraph" style:parent-style-name="Heading_20_1">
      <style:paragraph-properties fo:text-align="center" style:justify-single-word="false"/>
      <style:text-properties style:font-name="Calibri2" fo:font-size="11pt" officeooo:rsid="00c24765" officeooo:paragraph-rsid="00c24765" style:font-size-asian="11pt" style:font-size-complex="11pt"/>
    </style:style>
    <style:style style:name="P21" style:family="paragraph" style:parent-style-name="Heading_20_1">
      <style:paragraph-properties fo:text-align="start" style:justify-single-word="false"/>
      <style:text-properties style:font-name="Calibri2" fo:font-size="11pt" officeooo:rsid="00c24765" officeooo:paragraph-rsid="00cdc853" style:font-size-asian="11pt" style:font-size-complex="11pt"/>
    </style:style>
    <style:style style:name="P22" style:family="paragraph" style:parent-style-name="Heading_20_1">
      <style:paragraph-properties fo:text-align="center" style:justify-single-word="false"/>
      <style:text-properties style:font-name="Calibri2" fo:font-size="11pt" fo:font-weight="bold" officeooo:rsid="00c38c5c" officeooo:paragraph-rsid="00c24765" style:font-size-asian="11pt" style:font-weight-asian="bold" style:font-size-complex="11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Calibri2" fo:font-size="11pt" officeooo:rsid="00c7b2a2" officeooo:paragraph-rsid="00c7b2a2" style:font-size-asian="11pt" style:font-size-complex="11pt"/>
    </style:style>
    <style:style style:name="P24" style:family="paragraph" style:parent-style-name="Text_20_body">
      <style:paragraph-properties fo:text-align="start" style:justify-single-word="false"/>
      <style:text-properties style:font-name="Calibri2" fo:font-size="11pt" officeooo:rsid="00fb4173" officeooo:paragraph-rsid="00fb4173" style:font-size-asian="11pt" style:font-size-complex="11pt"/>
    </style:style>
    <style:style style:name="P25" style:family="paragraph" style:parent-style-name="Text_20_body">
      <style:paragraph-properties fo:text-align="start" style:justify-single-word="false"/>
      <style:text-properties style:font-name="Calibri2" fo:font-size="11pt" officeooo:rsid="00fb4173" officeooo:paragraph-rsid="01039299" style:font-size-asian="11pt" style:font-size-complex="11pt"/>
    </style:style>
    <style:style style:name="P26" style:family="paragraph" style:parent-style-name="Text_20_body">
      <style:paragraph-properties fo:text-align="start" style:justify-single-word="false"/>
      <style:text-properties style:font-name="Calibri2" fo:font-size="11pt" officeooo:rsid="00c83649" officeooo:paragraph-rsid="0102781d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style:font-name="Calibri2" fo:font-size="11pt" officeooo:rsid="00c83649" officeooo:paragraph-rsid="01040380" style:font-size-asian="11pt" style:font-size-complex="11pt"/>
    </style:style>
    <style:style style:name="P28" style:family="paragraph" style:parent-style-name="Text_20_body" style:list-style-name="L4">
      <style:paragraph-properties fo:text-align="start" style:justify-single-word="false"/>
      <style:text-properties style:font-name="Calibri2" fo:font-size="11pt" officeooo:rsid="00add3e5" officeooo:paragraph-rsid="00cc5ae9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style:font-name="Calibri2" fo:font-size="11pt" officeooo:rsid="00c38c5c" officeooo:paragraph-rsid="01017e9c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style:font-name="Calibri2" fo:font-size="11pt" officeooo:rsid="00c38c5c" officeooo:paragraph-rsid="0102781d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style:font-name="Calibri2" fo:font-size="11pt" officeooo:rsid="00c73075" officeooo:paragraph-rsid="0102781d" style:font-size-asian="11pt" style:font-size-complex="11pt"/>
    </style:style>
    <style:style style:name="P32" style:family="paragraph" style:parent-style-name="Text_20_body">
      <style:paragraph-properties fo:text-align="start" style:justify-single-word="false"/>
      <style:text-properties style:font-name="Calibri2" fo:font-size="11pt" officeooo:rsid="00c3a22f" officeooo:paragraph-rsid="01162172" style:font-size-asian="11pt" style:font-size-complex="11pt"/>
    </style:style>
    <style:style style:name="P33" style:family="paragraph" style:parent-style-name="Text_20_body">
      <style:paragraph-properties fo:text-align="start" style:justify-single-word="false"/>
      <style:text-properties style:font-name="Calibri2" fo:font-size="11pt" fo:font-weight="normal" officeooo:rsid="0100842a" officeooo:paragraph-rsid="010f577c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1017e9c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Calibri2" fo:font-size="11pt" fo:font-weight="normal" officeooo:rsid="00c7b2a2" officeooo:paragraph-rsid="01017e9c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Calibri2" fo:font-size="11pt" fo:font-weight="normal" officeooo:rsid="01116b5f" officeooo:paragraph-rsid="01116b5f" style:font-size-asian="11pt" style:font-weight-asian="normal" style:font-size-complex="11pt" style:font-weight-complex="normal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paragraph-rsid="00c7b2a2"/>
    </style:style>
    <style:style style:name="P38" style:family="paragraph" style:parent-style-name="Text_20_body" style:list-style-name="L6">
      <style:paragraph-properties fo:text-align="start" style:justify-single-word="false"/>
      <style:text-properties officeooo:paragraph-rsid="01017e9c"/>
    </style:style>
    <style:style style:name="T1" style:family="text">
      <style:text-properties officeooo:rsid="0012e081"/>
    </style:style>
    <style:style style:name="T2" style:family="text">
      <style:text-properties officeooo:rsid="001ac359"/>
    </style:style>
    <style:style style:name="T3" style:family="text">
      <style:text-properties style:font-name="Calibri2" fo:font-size="11pt" officeooo:rsid="00c83649" style:font-size-asian="11pt" style:font-size-complex="11pt"/>
    </style:style>
    <style:style style:name="T4" style:family="text">
      <style:text-properties style:font-name="Calibri2" fo:font-size="11pt" officeooo:rsid="01058456" style:font-size-asian="11pt" style:font-size-complex="11pt"/>
    </style:style>
    <style:style style:name="T5" style:family="text">
      <style:text-properties style:font-name="Calibri2" fo:font-size="11pt" fo:font-weight="normal" officeooo:rsid="00c73075" style:font-size-asian="11pt" style:font-weight-asian="normal" style:font-size-complex="11pt" style:font-weight-complex="normal"/>
    </style:style>
    <style:style style:name="T6" style:family="text">
      <style:text-properties style:font-name="Calibri2" fo:font-size="11pt" fo:font-weight="normal" officeooo:rsid="00c9259c" style:font-size-asian="11pt" style:font-weight-asian="normal" style:font-size-complex="11pt" style:font-weight-complex="normal"/>
    </style:style>
    <style:style style:name="T7" style:family="text">
      <style:text-properties style:font-name="Calibri2" fo:font-size="11pt" fo:font-weight="normal" officeooo:rsid="00ecd169" style:font-size-asian="11pt" style:font-weight-asian="normal" style:font-size-complex="11pt" style:font-weight-complex="normal"/>
    </style:style>
    <style:style style:name="T8" style:family="text">
      <style:text-properties style:font-name="Calibri2" fo:font-size="11pt" fo:font-weight="normal" officeooo:rsid="0100842a" style:font-size-asian="11pt" style:font-weight-asian="normal" style:font-size-complex="11pt" style:font-weight-complex="normal"/>
    </style:style>
    <style:style style:name="T9" style:family="text">
      <style:text-properties style:font-name="Calibri2" fo:font-size="11pt" fo:font-weight="normal" officeooo:rsid="00ff4a4e" style:font-size-asian="11pt" style:font-weight-asian="normal" style:font-size-complex="11pt" style:font-weight-complex="normal"/>
    </style:style>
    <style:style style:name="T10" style:family="text">
      <style:text-properties officeooo:rsid="00add3e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c24765" style:font-weight-asian="normal" style:font-weight-complex="normal"/>
    </style:style>
    <style:style style:name="T13" style:family="text">
      <style:text-properties fo:font-weight="normal" officeooo:rsid="00c73075" style:font-weight-asian="normal" style:font-weight-complex="normal"/>
    </style:style>
    <style:style style:name="T14" style:family="text">
      <style:text-properties fo:font-weight="normal" officeooo:rsid="00d612d3" style:font-weight-asian="normal" style:font-weight-complex="normal"/>
    </style:style>
    <style:style style:name="T15" style:family="text">
      <style:text-properties fo:font-weight="normal" officeooo:rsid="00e9fffe" style:font-weight-asian="normal" style:font-weight-complex="normal"/>
    </style:style>
    <style:style style:name="T16" style:family="text">
      <style:text-properties fo:font-weight="normal" officeooo:rsid="00ebc950" style:font-weight-asian="normal" style:font-weight-complex="normal"/>
    </style:style>
    <style:style style:name="T17" style:family="text">
      <style:text-properties fo:font-weight="normal" officeooo:rsid="00ecd169" style:font-weight-asian="normal" style:font-weight-complex="normal"/>
    </style:style>
    <style:style style:name="T18" style:family="text">
      <style:text-properties fo:font-weight="normal" officeooo:rsid="0103599a" style:font-weight-asian="normal" style:font-weight-complex="normal"/>
    </style:style>
    <style:style style:name="T19" style:family="text">
      <style:text-properties fo:font-weight="normal" officeooo:rsid="01058456" style:font-weight-asian="normal" style:font-weight-complex="normal"/>
    </style:style>
    <style:style style:name="T20" style:family="text">
      <style:text-properties fo:font-weight="normal" officeooo:rsid="00fb4173" style:font-weight-asian="normal" style:font-weight-complex="normal"/>
    </style:style>
    <style:style style:name="T21" style:family="text">
      <style:text-properties fo:font-weight="normal" officeooo:rsid="0115ee17" style:font-weight-asian="normal" style:font-weight-complex="normal"/>
    </style:style>
    <style:style style:name="T22" style:family="text">
      <style:text-properties fo:font-weight="normal" officeooo:rsid="01162172" style:font-weight-asian="normal" style:font-weight-complex="normal"/>
    </style:style>
    <style:style style:name="T23" style:family="text">
      <style:text-properties officeooo:rsid="00cf2ad3"/>
    </style:style>
    <style:style style:name="T24" style:family="text">
      <style:text-properties officeooo:rsid="00fb4173"/>
    </style:style>
    <style:style style:name="T25" style:family="text">
      <style:text-properties officeooo:rsid="01058456"/>
    </style:style>
    <style:style style:name="T26" style:family="text">
      <style:text-properties officeooo:rsid="00ebc950"/>
    </style:style>
    <style:style style:name="T27" style:family="text">
      <style:text-properties officeooo:rsid="00c38c5c"/>
    </style:style>
    <style:style style:name="T28" style:family="text">
      <style:text-properties officeooo:rsid="0105e32a"/>
    </style:style>
    <style:style style:name="T29" style:family="text">
      <style:text-properties officeooo:rsid="00c3a22f"/>
    </style:style>
    <style:style style:name="T30" style:family="text">
      <style:text-properties officeooo:rsid="0106b718"/>
    </style:style>
    <style:style style:name="T31" style:family="text">
      <style:text-properties officeooo:rsid="0107ea6f"/>
    </style:style>
    <style:style style:name="T32" style:family="text">
      <style:text-properties officeooo:rsid="01096852"/>
    </style:style>
    <style:style style:name="T33" style:family="text">
      <style:text-properties officeooo:rsid="010d9362"/>
    </style:style>
    <style:style style:name="T34" style:family="text">
      <style:text-properties officeooo:rsid="010f577c"/>
    </style:style>
    <style:style style:name="T35" style:family="text">
      <style:text-properties officeooo:rsid="011621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span text:style-name="T23">Notice of </text:span><text:text-input text:description="">{{ noticeOptions.meetingType }}</text:text-input></text:h>
      <text:h text:style-name="P19" text:outline-level="1"><text:span text:style-name="T2"><text:text-input text:description="">{{ company.companyName }}</text:text-input></text:span><text:span text:style-name="T2"> </text:span><text:span text:style-name="T2"><text:text-input text:description="">{{ company.companyNumber }}</text:text-input></text:span> <text:span text:style-name="T1">(“Company”)</text:span></text:h>
      <text:h text:style-name="P20" text:outline-level="1"><text:text-input text:description="">{{ noticeOptions.dateOfNotice }}</text:text-input></text:h>
      <text:h text:style-name="P21" text:outline-level="1"><text:span text:style-name="T11"><text:text-input text:description="">{% if noticeOptions.meetingType == 'Board Meeting' %}</text:text-input></text:span></text:h>
      <text:p text:style-name="P3"><text:span text:style-name="T14">To: </text:span><text:span text:style-name="T15"><text:text-input text:description="">{{  noticeOptions.meetingOptions.recipients|join_and('name') }}</text:text-input></text:span></text:p>
      <text:p text:style-name="P16"><text:text-input text:description="">{% else %}</text:text-input></text:p>
      <text:p text:style-name="P4"><text:span text:style-name="T14">To: </text:span><text:span text:style-name="T16"><text:text-input text:description="">{{  noticeOptions.meetingOptions.shareholders|join_and('name') }}</text:text-input></text:span></text:p>
      <text:p text:style-name="P16"><text:text-input text:description="">{% endif %}</text:text-input></text:p>
      <text:p text:style-name="P32">This is a notice that on <text:span text:style-name="T21"><text:text-input text:description="">{{ noticeOptions.meetingDateTime | timestamp_tz_to_string }}</text:text-input></text:span> <text:span text:style-name="T35">at </text:span><text:span text:style-name="T22"><text:text-input text:description="">{{ noticeOptions.meetingDateTime | timestamp_tz_to_time }}</text:text-input></text:span><text:span text:style-name="T21">,</text:span> <text:span text:style-name="T12"><text:text-input text:description="">{% if noticeOptions.meetingType == 'Board Meeting' %}</text:text-input></text:span>a meeting of the board of directors<text:span text:style-name="T11"><text:text-input text:description="">{% elif noticeOptions.meetingType == 'Annual Meeting of Shareholders' %}</text:text-input></text:span>the annual general meeting of the shareholders<text:span text:style-name="T11"><text:text-input text:description="">{% else %}</text:text-input></text:span>a special meeting of the shareholders<text:span text:style-name="T11"><text:text-input text:description="">{% endif %}</text:text-input></text:span><text:span text:style-name="T11"> </text:span>of the Company will be held at <text:span text:style-name="T13"><text:text-input text:description="">{{ noticeOptions.locationOfMeeting }}</text:text-input></text:span>. </text:p>
      <text:p text:style-name="P12"><text:text-input text:description="">{% if noticeOptions.meetingType == 'Board Meeting' %}</text:text-input></text:p>
      <text:p text:style-name="P8">The following matters will be discussed at the board meeting [Companies Act 1993, sch 3, cl 2(2)]: </text:p>
      <text:p text:style-name="P11"><text:text-input text:description="">{% for matter in noticeOptions.meetingOptions.matters %}</text:text-input></text:p>
      <text:list xml:id="list7724638917254718459" text:style-name="L1">
        <text:list-item>
          <text:p text:style-name="P23"><text:text-input text:description="">{{ matter.text }}</text:text-input></text:p>
        </text:list-item>
      </text:list>
      <text:p text:style-name="P9"><text:text-input text:description="">{% endfor %}</text:text-input></text:p>
      <text:p text:style-name="P34"><text:text-input text:description="">{% else %}</text:text-input></text:p>
      <text:p text:style-name="P35">The following items of business will be transacted at the meeting [Companies Act 1993, sch 1, cl 2(2)(a)]:</text:p>
      <text:p text:style-name="P25"><text:span text:style-name="T18"><text:text-input text:description="">{% for item in noticeOptions.meetingOptions.itemsOfBusiness %} </text:text-input></text:span></text:p>
      <text:list xml:id="list2672260191808520772" text:style-name="L6">
        <text:list-item>
          <text:p text:style-name="P38"><text:span text:style-name="T3"><text:text-input text:description="">{{ item.text }}</text:text-input></text:span></text:p>
        </text:list-item>
      </text:list>
      <text:p text:style-name="P29"><text:text-input text:description="">{% endfor %}</text:text-input></text:p>
      <text:p text:style-name="P27"><text:span text:style-name="T20"><text:text-input text:description="">{% if  noticeOptions.meetingOptions.specialResolutions | length &gt;= 1 %}</text:text-input></text:span></text:p>
      <text:p text:style-name="P26"><text:span text:style-name="T11">The following special resolutions will be submitted to the meeting [Companies Act 1993, sch 1, cl 2(2)(b)]: </text:span></text:p>
      <text:p text:style-name="P24"><text:span text:style-name="T25"><text:text-input text:description="">{% for resolution in noticeOptions.meetingOptions.specialResolutions %}</text:text-input></text:span></text:p>
      <text:list xml:id="list6833249853203869905" text:style-name="L5">
        <text:list-item>
          <text:p text:style-name="P37"><text:span text:style-name="T4"><text:text-input text:description="">{{ resolution.text }}</text:text-input></text:span></text:p>
        </text:list-item>
      </text:list>
      <text:p text:style-name="P30"><text:text-input text:description="">{% endfor %}</text:text-input></text:p>
      <text:p text:style-name="P31"><text:span text:style-name="T11"><text:text-input text:description="">{% endif %}</text:text-input></text:span></text:p>
      <text:p text:style-name="P33"><text:span text:style-name="T34"><text:text-input text:description="">{% if (noticeOptions.meetingOptions.specialResolutions | selectattr('alterConstitutionOrMajorTransaction', 'equalto', 'Yes')) | list | length &gt; 0 %}</text:text-input></text:span></text:p>
      <text:p text:style-name="P36">Shareholders are reminded of the statutory right to require the Company to purchase their shares provided <text:soft-page-break/>by section 110 of the Companies Act 1993.</text:p>
      <text:p text:style-name="P15"><text:text-input text:description="">{% endif %}</text:text-input></text:p>
      <text:p text:style-name="P14"><text:text-input text:description="">{% endif %}</text:text-input></text:p>
      <text:p text:style-name="P7"><text:text-input text:description="">{% if notes|length &gt;= 1 %}</text:text-input></text:p>
      <text:p text:style-name="P5">It is noted that:</text:p>
      <text:p text:style-name="P2"><text:span text:style-name="T10"><text:text-input text:description="">{% for note in notes %}</text:text-input></text:span> </text:p>
      <text:list xml:id="list5904124705191436850" text:style-name="L4">
        <text:list-item>
          <text:p text:style-name="P28"><text:text-input text:description="">{{ note.text }}</text:text-input></text:p>
        </text:list-item>
      </text:list>
      <text:p text:style-name="P6"><text:text-input text:description="">{% endfor %}</text:text-input></text:p>
      <text:p text:style-name="P13"><text:text-input text:description="">{% endif %}</text:text-input></text:p>
      <text:p text:style-name="P17"><text:span text:style-name="T5">Thi</text:span><text:span text:style-name="T6">s notice is given by </text:span><text:span text:style-name="T7"><text:text-input text:description="">{{ noticeOptions.personGivingNotice }}</text:text-input></text:span></text:p>
      <text:p text:style-name="P1"/>
      <text:p text:style-name="P18"/>
      <text:p text:style-name="P10"><text:span text:style-name="T13">S</text:span><text:span text:style-name="T11">ignature of </text:span><text:span text:style-name="T17"><text:text-input text:description="">{{ noticeOptions.personGivingNotice }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8T09:38:48.424396000</dc:date>
    <meta:editing-duration>PT18H50M48S</meta:editing-duration>
    <meta:editing-cycles>226</meta:editing-cycles>
    <meta:document-statistic meta:table-count="0" meta:image-count="0" meta:object-count="0" meta:page-count="2" meta:paragraph-count="37" meta:word-count="380" meta:character-count="2190" meta:non-whitespace-character-count="1929"/>
  </office:meta>
</office:document-meta>
</file>